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botto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.635cm" fo:margin-right="0cm" fo:text-align="start" text:enable-numbering="true" fo:text-indent="-0.635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true" fo:text-indent="-0.6cm"/>
    </style:style>
    <style:style style:name="P10" style:family="paragraph">
      <style:paragraph-properties fo:margin-left="4.8cm" fo:margin-right="0cm" text:enable-numbering="true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ccccff" fo:font-weight="bold"/>
    </style:style>
    <style:style style:name="P16" style:family="paragraph">
      <style:text-properties fo:font-style="italic" fo:font-weight="bold"/>
    </style:style>
    <style:style style:name="P17" style:family="paragraph">
      <style:text-properties fo:color="#ccccff" fo:font-size="16pt" fo:font-style="italic" fo:font-weight="bold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font-style="italic" fo:font-weight="bold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style="italic" fo:font-weight="bold"/>
    </style:style>
    <style:style style:name="P23" style:family="paragraph">
      <style:text-properties fo:font-size="16pt" fo:font-style="italic" fo:font-weight="bold"/>
    </style:style>
    <style:style style:name="P24" style:family="paragraph">
      <style:paragraph-properties fo:margin-left="4.8cm" fo:margin-right="0cm" text:enable-numbering="false" fo:text-indent="-0.6cm"/>
    </style:style>
    <style:style style:name="P25" style:family="paragraph">
      <style:paragraph-properties fo:margin-left="6cm" fo:margin-right="0cm" text:enable-numbering="false" fo:text-indent="-0.6cm"/>
    </style:style>
    <style:style style:name="P26" style:family="paragraph">
      <style:paragraph-properties fo:margin-left="6cm" fo:margin-right="0cm" text:enable-numbering="true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color="#23ff23" fo:font-weight="bold"/>
    </style:style>
    <style:style style:name="T7" style:family="text">
      <style:text-properties fo:color="#ff8080"/>
    </style:style>
    <style:style style:name="T8" style:family="text">
      <style:text-properties fo:color="#ffffff"/>
    </style:style>
    <style:style style:name="T9" style:family="text">
      <style:text-properties fo:font-size="24pt"/>
    </style:style>
    <style:style style:name="T10" style:family="text">
      <style:text-properties fo:color="#ffff00" fo:font-size="24pt"/>
    </style:style>
    <style:style style:name="T11" style:family="text">
      <style:text-properties fo:color="#ccccff" fo:font-size="20pt" fo:font-weight="bold"/>
    </style:style>
    <style:style style:name="T12" style:family="text">
      <style:text-properties fo:font-style="italic"/>
    </style:style>
    <style:style style:name="T13" style:family="text">
      <style:text-properties fo:color="#ffff00" fo:font-style="normal"/>
    </style:style>
    <style:style style:name="T14" style:family="text">
      <style:text-properties fo:font-style="italic" fo:font-weight="bold"/>
    </style:style>
    <style:style style:name="T15" style:family="text">
      <style:text-properties fo:color="#ccccff" fo:font-size="16pt" fo:font-style="italic" fo:font-weight="bold"/>
    </style:style>
    <style:style style:name="T16" style:family="text">
      <style:text-properties fo:color="#ffff00" fo:font-style="italic"/>
    </style:style>
    <style:style style:name="T17" style:family="text">
      <style:text-properties fo:color="#ffffff" fo:font-style="italic"/>
    </style:style>
    <style:style style:name="T18" style:family="text">
      <style:text-properties style:text-position="super 58%" fo:font-style="italic" fo:font-weight="bold"/>
    </style:style>
    <style:style style:name="T19" style:family="text">
      <style:text-properties fo:font-size="16pt" fo:font-style="italic" fo:font-weight="bold"/>
    </style:style>
    <style:style style:name="T20" style:family="text">
      <style:text-properties fo:color="#3deb3d"/>
    </style:style>
    <style:style style:name="T21" style:family="text">
      <style:text-properties fo:color="#ffff00" fo:font-weight="bold"/>
    </style:style>
    <style:style style:name="T22" style:family="text">
      <style:text-properties fo:color="#ccccff" fo:font-size="24pt"/>
    </style:style>
    <style:style style:name="T23" style:family="text">
      <style:text-properties fo:color="#23ff23" fo:font-style="italic"/>
    </style:style>
    <style:style style:name="T24" style:family="text">
      <style:text-properties fo:color="#23ff23" fo:font-size="20pt" fo:font-weight="bold"/>
    </style:style>
    <style:style style:name="T25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23ff23" fo:font-size="24pt" fo:font-weight="bold"/>
    </style:style>
    <style:style style:name="T29" style:family="text">
      <style:text-properties style:text-position="33% 58%"/>
    </style:style>
    <style:style style:name="T30" style:family="text">
      <style:text-properties fo:color="#23ff23" fo:font-size="22pt" fo:font-weight="bold"/>
    </style:style>
    <style:style style:name="T31" style:family="text">
      <style:text-properties fo:color="#ffffff" fo:font-size="22pt" fo:font-style="italic" fo:font-weight="bold"/>
    </style:style>
    <style:style style:name="T32" style:family="text">
      <style:text-properties fo:color="#ffffff" fo:font-size="24pt"/>
    </style:style>
    <style:style style:name="T33" style:family="text">
      <style:text-properties fo:color="#ffffff" fo:font-size="24pt" fo:font-weight="normal"/>
    </style:style>
    <style:style style:name="T34" style:family="text">
      <style:text-properties fo:color="#ffff00" fo:font-size="24pt" fo:font-weight="normal"/>
    </style:style>
    <style:style style:name="T3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6" style:family="text">
      <style:text-properties fo:color="#ffff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§2.6 - ch3</presentation:footer-decl>
      <presentation:footer-decl presentation:name="ftr2">CMPTxxxx</presentation:footer-decl>
      <presentation:date-time-decl presentation:name="dtd1" presentation:source="fixed">19 Sep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3: Sequence, Selection (if),<text:line-break/><text:tab/>Repetition (while, for)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19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inity Western University</text:p>
                  </text:list-item>
                </text:list>
              </text:list-item>
            </text:list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1">Lab01</text:span><text:span text:style-name="T2"> due tonigh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2.6-3.1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">Formatted output</text:span></text:p>
              </text:list-item>
            </text:list>
            <text:list text:style-name="L4">
              <text:list-item>
                <text:p text:style-name="P6"><text:span text:style-name="T3">abs(), +=, string.capitalize()</text:span></text:p>
              </text:list-item>
            </text:list>
            <text:list text:style-name="L4">
              <text:list-item>
                <text:p text:style-name="P6"><text:span text:style-name="T3">Qualified import</text:span></text:p>
              </text:list-item>
            </text:list>
            <text:list text:style-name="L4">
              <text:list-item>
                <text:p text:style-name="P6"><text:span text:style-name="T3">Selection: if, if..else.., if..elif..else</text:span></text:p>
              </text:list-item>
            </text:list>
            <text:list text:style-name="L4">
              <text:list-item>
                <text:p text:style-name="P6"><text:span text:style-name="T3">Loops: while</text:span></text:p>
              </text:list-item>
            </text:list>
            <text:list text:style-name="L4">
              <text:list-item>
                <text:p text:style-name="P6"><text:span text:style-name="T3">Sentinel</text:span> variables</text:p>
              </text:list-item>
            </text:list>
            <text:list text:style-name="L4">
              <text:list-item>
                <text:p text:style-name="P6">Loop <text:span text:style-name="T3">counters</text:span></text:p>
              </text:list-item>
            </text:list>
            <text:list text:style-name="L4">
              <text:list-item>
                <text:p text:style-name="P6">Using mathematical <text:span text:style-name="T3">closed forms</text:span> instead of loops</text:p>
              </text:list-item>
            </text:list>
            <text:list text:style-name="L4">
              <text:list-item>
                <text:p text:style-name="P6">For loop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The built-in function print can accept a <text:span text:style-name="T3">format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You have %d apples.” %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You have 7 appl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t can take a list of argumen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%d apples and %d oranges.” % (7, 10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7 apples and 10 orang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Format cod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%d</text:span>: integ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%f</text:span>: floa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You can specify the <text:span text:style-name="T3">field width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%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 <text:s/>5 apples”</text:span> (note two <text:span text:style-name="T3">leading spaces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%-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5 <text:s text:c="2"/>apples”</text:span> (<text:span text:style-name="T3">left-aligned</text:span>: two trailing spac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%0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005 apples”</text:span> (<text:span text:style-name="T3">padded</text:span> with zero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int “%4.1f apples” % 5.27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Output: <text:span text:style-name="T5">“ 5.3 appl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4</text:span> is the <text:span text:style-name="T3">total</text:span> field width, including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1</text:span> is the number of digits <text:span text:style-name="T3">after</text:span>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tring concatenation, repetition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The plus operator (<text:span text:style-name="T3">+</text:span>) is overloaded to work with strings: <text:span text:style-name="T3">concatena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“</text:span><text:span text:style-name="T4">Hello” + “World!”</text:span><text:tab/><text:tab/><text:tab/>---&gt; <text:span text:style-name="T4">“Hello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Overloading</text:span> is when one operator or function can do <text:span text:style-name="T3">different</text:span> things depending on the <text:span text:style-name="T3">type</text:span> of its argumen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2 + 3</text:span><text:tab/><text:tab/><text:tab/>--&gt; <text:span text:style-name="T3">integer</text:span> add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2 + 3.0</text:span><text:tab/><text:tab/>--&gt; <text:span text:style-name="T3">float</text:span> add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“</text:span><text:span text:style-name="T4">A” + “B”</text:span><text:tab/><text:tab/>--&gt; <text:span text:style-name="T3">string</text:span> concaten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Python also has string <text:span text:style-name="T3">repetition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“</text:span><text:span text:style-name="T4">Hi!” * 3</text:span><text:tab/><text:tab/>--&gt; <text:span text:style-name="T4">“Hi!Hi!Hi!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 concatenation vs. print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">print</text:span> converts each of its arguments to a string, and puts <text:span text:style-name="T3">spaces</text:span> between them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print “Hello”, “dear”, “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---&gt; Hello dear 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String concatenation <text:span text:style-name="T3">doesn't</text:span> insert space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print “Hello” + “dear” + “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---&gt; Hellodear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A few misc nifty tricks</text:p>
          </draw:text-box>
        </draw:frame>
        <draw:frame presentation:style-name="pr8" draw:text-style-name="P7" draw:layer="layout" svg:width="25.199cm" svg:height="14.016cm" svg:x="1.4cm" svg:y="4.507cm" presentation:class="outline">
          <draw:text-box>
            <text:list text:style-name="L4">
              <text:list-item>
                <text:p text:style-name="P6"><text:span text:style-name="T3">Absolute</text:span> value built-in function: <text:span text:style-name="T4">abs(-5.0) --&gt; 5.0</text:span></text:p>
              </text:list-item>
            </text:list>
            <text:list text:style-name="L4">
              <text:list-item>
                <text:p text:style-name="P6"><text:span text:style-name="T3">Increment</text:span>/decrement, etc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count += 1</text:span><text:tab/><text:tab/><text:tab/><text:tab/><text:span text:style-name="T7"># same as count = count +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numApples *= 2</text:span><text:tab/><text:tab/><text:span text:style-name="T7"># nA = nA *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No builtin “<text:span text:style-name="T3">++</text:span>” operator as in C++/Java</text:p>
                  </text:list-item>
                </text:list>
              </text:list-item>
            </text:list>
            <text:list text:style-name="L4">
              <text:list-item>
                <text:p text:style-name="P6">Turn strings into <text:span text:style-name="T3">all-caps</text:span>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import st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tring.upper(“Hello”)</text:span><text:tab/><text:tab/><text:span text:style-name="T7"># “HELLO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alified import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usual way to <text:span text:style-name="T3">import</text:span> a librar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import str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string.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Import <text:span text:style-name="T3">individual</text:span> functions from a librar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from string import capitaliz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r import an <text:span text:style-name="T3">entire</text:span> <text:span text:style-name="T8">library</text:span> (don't do this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from string import *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We'll learn later about <text:span text:style-name="T3">namespace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apter 3: Program Structure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Five basic program <text:span text:style-name="T3">structure</text:span>/flow abstractions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equence</text:span> (newlin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election</text:span> (<text:span text:style-name="T5">if ... elif ... else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Repetition/loops</text:span> (<text:span text:style-name="T5">while, for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Composition</text:span> (subroutin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Parallelism</text:span></text:p>
                  </text:list-item>
                </text:list>
              </text:list-item>
            </text:list>
            <text:list text:style-name="L4">
              <text:list-item>
                <text:p text:style-name="P6">This chapter mostly covers the first <text:span text:style-name="T3">three</text:span> program structure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<text:span text:style-name="T3">sequence</text:span> of statements is executed in order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Successive statements are not executed until the preceding statement is </text:span><text:span text:style-name="T10">comple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print “Running really_slow_function() 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really_slow_function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print “done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Separate statements are on separate <text:span text:style-name="T3">lin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Whitespace</text:span> and <text:span text:style-name="T3">newlines</text:span> matter in Pyth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n most other languages, <text:span text:style-name="T3">semicolon</text:span> (<text:span text:style-name="T4">;</text:span>) separates statements, and newlines don't m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 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3">if</text:span> <text:span text:style-name="T12">condition </text:span><text:span text:style-name="T1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Indentation (tab) indicates what's part of the statement sequence</text:p>
              </text:list-item>
            </text:list>
            <text:list text:style-name="L4">
              <text:list-item>
                <text:p text:style-name="P6">Condition is a <text:span text:style-name="T3">Boolean expression</text:span> evaluating to either <text:span text:style-name="T5">True</text:span> or <text:span text:style-name="T5">False</text:span></text:p>
              </text:list-item>
            </text:list>
            <text:list text:style-name="L4">
              <text:list-item>
                <text:p text:style-name="P6"><text:span text:style-name="T3">Conditional execution</text:span>: if condition evaluates to <text:span text:style-name="T5">False</text:span>, then the statement sequence is skipped over and <text:span text:style-name="T3">not executed</text:span></text:p>
              </text:list-item>
            </text:list>
          </draw:text-box>
        </draw:frame>
        <draw:g>
          <draw:circle draw:style-name="gr3" draw:text-style-name="P14" draw:id="id1" draw:layer="layout" svg:width="0.635cm" svg:height="0.635cm" svg:x="19.56cm" svg:y="2.315cm">
            <text:p text:style-name="P1"/>
          </draw:circle>
          <draw:connector draw:style-name="gr4" draw:text-style-name="P14" draw:layer="layout" draw:type="line" svg:x1="19.834cm" svg:y1="0.501cm" svg:x2="19.877cm" svg:y2="2.315cm" draw:end-shape="id1" draw:end-glue-point="0">
            <text:p text:style-name="P1"/>
          </draw:connector>
          <draw:circle draw:style-name="gr3" draw:text-style-name="P14" draw:id="id3" draw:layer="layout" svg:width="0.635cm" svg:height="0.635cm" svg:x="19.56cm" svg:y="5.755cm">
            <text:p text:style-name="P1"/>
          </draw:circle>
          <draw:circle draw:style-name="gr3" draw:text-style-name="P14" draw:id="id2" draw:layer="layout" svg:width="0.635cm" svg:height="0.635cm" svg:x="21.8cm" svg:y="3.985cm">
            <text:p text:style-name="P1"/>
          </draw:circle>
          <draw:connector draw:style-name="gr5" draw:text-style-name="P15" draw:layer="layout" draw:type="line" svg:x1="20.195cm" svg:y1="2.632cm" svg:x2="22.117cm" svg:y2="3.985cm" draw:start-shape="id1" draw:start-glue-point="1" draw:end-shape="id2" draw:end-glue-point="0">
            <text:p text:style-name="P1"/>
          </draw:connector>
          <draw:connector draw:style-name="gr4" draw:text-style-name="P14" draw:layer="layout" draw:type="line" svg:x1="19.877cm" svg:y1="2.95cm" svg:x2="19.877cm" svg:y2="5.755cm" draw:start-shape="id1" draw:start-glue-point="2" draw:end-shape="id3" draw:end-glue-point="0">
            <text:p text:style-name="P1"/>
          </draw:connector>
          <draw:connector draw:style-name="gr4" draw:text-style-name="P14" draw:layer="layout" draw:type="line" svg:x1="22.117cm" svg:y1="4.62cm" svg:x2="20.195cm" svg:y2="6.072cm" draw:start-shape="id2" draw:start-glue-point="2" draw:end-shape="id3" draw:end-glue-point="1">
            <text:p text:style-name="P1"/>
          </draw:connector>
          <draw:connector draw:style-name="gr4" draw:text-style-name="P14" draw:layer="layout" draw:type="line" svg:x1="19.877cm" svg:y1="6.39cm" svg:x2="19.868cm" svg:y2="7.507cm" draw:start-shape="id3" draw:start-glue-point="2">
            <text:p text:style-name="P1"/>
          </draw:connector>
          <draw:frame draw:style-name="gr6" draw:text-style-name="P16" draw:layer="layout" svg:width="3.368cm" svg:height="0.962cm" svg:x="15.85cm" svg:y="1.893cm">
            <draw:text-box>
              <text:p text:style-name="P1"><text:span text:style-name="T14">condition</text:span></text:p>
            </draw:text-box>
          </draw:frame>
          <draw:frame draw:style-name="gr6" draw:text-style-name="P16" draw:layer="layout" svg:width="3.427cm" svg:height="0.962cm" svg:x="22.651cm" svg:y="3.642cm">
            <draw:text-box>
              <text:p text:style-name="P1"><text:span text:style-name="T14">sequence</text:span></text:p>
            </draw:text-box>
          </draw:frame>
          <draw:frame draw:style-name="gr6" draw:text-style-name="P17" draw:layer="layout" svg:width="1.721cm" svg:height="0.878cm" svg:x="20.527cm" svg:y="2.271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1.941cm" svg:height="0.878cm" svg:x="17.827cm" svg:y="3.571cm">
            <draw:text-box>
              <text:p text:style-name="P1"><text:span text:style-name="T15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4">if numApples &gt; 12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print “Okay, that's waay too many apple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4">print “Let's eat some apples!”</text:span>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6">Observe <text:span text:style-name="T3">indentation </text:span><text:span text:style-name="T8">(it matters in Python!)</text:span></text:p>
              </text:list-item>
            </text:list>
            <text:list text:style-name="L4">
              <text:list-item>
                <text:p text:style-name="P6"><text:span text:style-name="T3">Parentheses () </text:span><text:span text:style-name="T8">not needed around the condi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But if the condition is complex, parentheses may be useful to clarify precedenc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if (numApples &gt; 5) and (numApples &lt; 1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se ...</text:p>
          </draw:text-box>
        </draw:frame>
        <draw:frame presentation:style-name="pr5" draw:text-style-name="P13" draw:layer="layout" svg:width="13.205cm" svg:height="14.267cm" svg:x="1.4cm" svg:y="4.507cm" presentation:class="outline" presentation:user-transformed="true">
          <draw:text-box>
            <text:list text:style-name="L4">
              <text:list-item>
                <text:p text:style-name="P13"><text:span text:style-name="T3">if</text:span> <text:span text:style-name="T12">condition </text:span><text:span text:style-name="T1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16">else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nly <text:span text:style-name="T3">one</text:span> of the two statement sequences is executed</text:p>
              </text:list-item>
            </text:list>
          </draw:text-box>
        </draw:frame>
        <draw:g>
          <draw:circle draw:style-name="gr3" draw:text-style-name="P14" draw:id="id4" draw:layer="layout" svg:width="0.635cm" svg:height="0.635cm" svg:x="20.561cm" svg:y="5.515cm">
            <text:p text:style-name="P1"/>
          </draw:circle>
          <draw:connector draw:style-name="gr4" draw:text-style-name="P14" draw:layer="layout" draw:type="line" svg:x1="20.877cm" svg:y1="3.915cm" svg:x2="20.878cm" svg:y2="5.515cm" draw:end-shape="id4" draw:end-glue-point="0">
            <text:p text:style-name="P1"/>
          </draw:connector>
          <draw:circle draw:style-name="gr3" draw:text-style-name="P14" draw:id="id6" draw:layer="layout" svg:width="0.635cm" svg:height="0.635cm" svg:x="20.561cm" svg:y="11.355cm">
            <text:p text:style-name="P1"/>
          </draw:circle>
          <draw:circle draw:style-name="gr3" draw:text-style-name="P14" draw:id="id5" draw:layer="layout" svg:width="0.635cm" svg:height="0.635cm" svg:x="22.401cm" svg:y="8.185cm">
            <text:p text:style-name="P1"/>
          </draw:circle>
          <draw:connector draw:style-name="gr4" draw:text-style-name="P14" draw:layer="layout" draw:type="line" svg:x1="21.196cm" svg:y1="5.832cm" svg:x2="22.718cm" svg:y2="8.185cm" draw:start-shape="id4" draw:start-glue-point="1" draw:end-shape="id5" draw:end-glue-point="0">
            <text:p text:style-name="P1"/>
          </draw:connector>
          <draw:connector draw:style-name="gr4" draw:text-style-name="P14" draw:layer="layout" draw:type="line" svg:x1="22.718cm" svg:y1="8.82cm" svg:x2="21.196cm" svg:y2="11.672cm" draw:start-shape="id5" draw:start-glue-point="2" draw:end-shape="id6" draw:end-glue-point="1">
            <text:p text:style-name="P1"/>
          </draw:connector>
          <draw:connector draw:style-name="gr4" draw:text-style-name="P14" draw:layer="layout" draw:type="line" svg:x1="20.878cm" svg:y1="11.99cm" svg:x2="20.869cm" svg:y2="13.107cm" draw:start-shape="id6" draw:start-glue-point="2">
            <text:p text:style-name="P1"/>
          </draw:connector>
          <draw:circle draw:style-name="gr3" draw:text-style-name="P14" draw:id="id7" draw:layer="layout" svg:width="0.635cm" svg:height="0.635cm" svg:x="18.82cm" svg:y="8.085cm">
            <text:p text:style-name="P1"/>
          </draw:circle>
          <draw:connector draw:style-name="gr4" draw:text-style-name="P14" draw:layer="layout" draw:type="line" svg:x1="20.561cm" svg:y1="5.832cm" svg:x2="19.137cm" svg:y2="8.085cm" draw:start-shape="id4" draw:start-glue-point="3" draw:end-shape="id7" draw:end-glue-point="0">
            <text:p text:style-name="P1"/>
          </draw:connector>
          <draw:connector draw:style-name="gr4" draw:text-style-name="P14" draw:layer="layout" draw:type="line" svg:x1="19.137cm" svg:y1="8.72cm" svg:x2="20.561cm" svg:y2="11.672cm" draw:start-shape="id7" draw:start-glue-point="2" draw:end-shape="id6" draw:end-glue-point="3">
            <text:p text:style-name="P1"/>
          </draw:connector>
          <draw:frame draw:style-name="gr6" draw:text-style-name="P16" draw:layer="layout" svg:width="3.368cm" svg:height="0.962cm" svg:x="22.077cm" svg:y="4.621cm">
            <draw:text-box>
              <text:p text:style-name="P1"><text:span text:style-name="T14">condition</text:span></text:p>
            </draw:text-box>
          </draw:frame>
          <draw:frame draw:style-name="gr6" draw:text-style-name="P16" draw:layer="layout" svg:width="3.427cm" svg:height="1.673cm" svg:x="23.086cm" svg:y="7.915cm">
            <draw:text-box>
              <text:p text:style-name="P1"><text:span text:style-name="T14">“</text:span><text:span text:style-name="T14">else”</text:span></text:p>
              <text:p text:style-name="P1"><text:span text:style-name="T14">sequence</text:span></text:p>
            </draw:text-box>
          </draw:frame>
          <draw:frame draw:style-name="gr6" draw:text-style-name="P19" draw:layer="layout" svg:width="3.427cm" svg:height="1.673cm" svg:x="15.287cm" svg:y="7.816cm">
            <draw:text-box>
              <text:p text:style-name="P18"><text:span text:style-name="T14">“</text:span><text:span text:style-name="T14">if”</text:span></text:p>
              <text:p text:style-name="P18"><text:span text:style-name="T14">sequence</text:span></text:p>
            </draw:text-box>
          </draw:frame>
          <draw:frame draw:style-name="gr6" draw:text-style-name="P17" draw:layer="layout" svg:width="1.721cm" svg:height="0.878cm" svg:x="18.227cm" svg:y="5.971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1.941cm" svg:height="0.878cm" svg:x="21.925cm" svg:y="6.101cm">
            <draw:text-box>
              <text:p text:style-name="P1"><text:span text:style-name="T15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 ... else ...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4">if numFriends &gt; 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applesPerFriend = numApples / numFrien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4">els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print “Awww, you need some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4">
              <text:list-item>
                <text:p text:style-name="P6">Would the <text:span text:style-name="T3">division</text:span> work if <text:span text:style-name="T4">numFriends == 0</text:span>?</text:p>
              </text:list-item>
            </text:list>
            <text:list text:style-name="L4">
              <text:list-item>
                <text:p text:style-name="P6">Will this code generate an <text:span text:style-name="T3">error</text:span><text:line-break/>if <text:span text:style-name="T4">numFriends == 0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if ... else ...</text:p>
          </draw:text-box>
        </draw:frame>
        <draw:frame presentation:style-name="pr5" draw:text-style-name="P13" draw:layer="layout" svg:width="13.205cm" svg:height="14.267cm" svg:x="1.4cm" svg:y="4.507cm" presentation:class="outline" presentation:user-transformed="true">
          <draw:text-box>
            <text:list text:style-name="L4">
              <text:list-item>
                <text:p text:style-name="P13"><text:span text:style-name="T3">if</text:span> <text:span text:style-name="T12">condition </text:span><text:span text:style-name="T1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16">elif </text:span><text:span text:style-name="T17">2nd condition </text:span><text:span text:style-name="T16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16">else 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nly <text:span text:style-name="T3">one</text:span> of the statement sequences is executed</text:p>
              </text:list-item>
            </text:list>
          </draw:text-box>
        </draw:frame>
        <draw:g>
          <draw:circle draw:style-name="gr3" draw:text-style-name="P14" draw:id="id8" draw:layer="layout" svg:width="0.635cm" svg:height="0.635cm" svg:x="18.745cm" svg:y="5.715cm">
            <text:p text:style-name="P1"/>
          </draw:circle>
          <draw:connector draw:style-name="gr4" draw:text-style-name="P14" draw:layer="layout" draw:type="line" svg:x1="19.048cm" svg:y1="3.969cm" svg:x2="19.062cm" svg:y2="5.715cm" draw:end-shape="id8" draw:end-glue-point="0">
            <text:p text:style-name="P1"/>
          </draw:connector>
          <draw:circle draw:style-name="gr3" draw:text-style-name="P14" draw:id="id10" draw:layer="layout" svg:width="0.635cm" svg:height="0.635cm" svg:x="23.19cm" svg:y="9.155cm">
            <text:p text:style-name="P1"/>
          </draw:circle>
          <draw:circle draw:style-name="gr3" draw:text-style-name="P14" draw:id="id9" draw:layer="layout" svg:width="0.635cm" svg:height="0.635cm" svg:x="18.745cm" svg:y="9.155cm">
            <text:p text:style-name="P1"/>
          </draw:circle>
          <draw:connector draw:style-name="gr4" draw:text-style-name="P14" draw:layer="layout" draw:type="line" svg:x1="19.062cm" svg:y1="6.35cm" svg:x2="19.062cm" svg:y2="9.155cm" draw:start-shape="id8" draw:start-glue-point="2" draw:end-shape="id9" draw:end-glue-point="0">
            <text:p text:style-name="P1"/>
          </draw:connector>
          <draw:connector draw:style-name="gr4" draw:text-style-name="P14" draw:layer="layout" draw:type="line" svg:x1="19.38cm" svg:y1="9.472cm" svg:x2="23.19cm" svg:y2="9.472cm" draw:start-shape="id9" draw:start-glue-point="1" draw:end-shape="id10" draw:end-glue-point="3">
            <text:p text:style-name="P1"/>
          </draw:connector>
          <draw:connector draw:style-name="gr4" draw:text-style-name="P14" draw:layer="layout" draw:type="lines" draw:line-skew="3.045cm" svg:x1="23.507cm" svg:y1="9.79cm" svg:x2="19.38cm" svg:y2="15.617cm" draw:start-shape="id10" draw:start-glue-point="2" draw:end-shape="id11" draw:end-glue-point="1">
            <text:p text:style-name="P1"/>
          </draw:connector>
          <draw:circle draw:style-name="gr3" draw:text-style-name="P14" draw:id="id12" draw:layer="layout" svg:width="0.635cm" svg:height="0.635cm" svg:x="25.73cm" svg:y="5.715cm">
            <text:p text:style-name="P1"/>
          </draw:circle>
          <draw:connector draw:style-name="gr4" draw:text-style-name="P14" draw:layer="layout" draw:type="line" svg:x1="19.38cm" svg:y1="6.032cm" svg:x2="25.73cm" svg:y2="6.032cm" draw:start-shape="id8" draw:start-glue-point="1" draw:end-shape="id12" draw:end-glue-point="3">
            <text:p text:style-name="P1"/>
          </draw:connector>
          <draw:frame draw:style-name="gr6" draw:text-style-name="P16" draw:layer="layout" svg:width="3.368cm" svg:height="0.962cm" svg:x="15.275cm" svg:y="5.383cm">
            <draw:text-box>
              <text:p text:style-name="P1"><text:span text:style-name="T14">condition</text:span></text:p>
            </draw:text-box>
          </draw:frame>
          <draw:frame draw:style-name="gr6" draw:text-style-name="P22" draw:layer="layout" svg:width="3.427cm" svg:height="1.673cm" svg:x="21.785cm" svg:y="7.559cm">
            <draw:text-box>
              <text:p text:style-name="P21"><text:span text:style-name="T14">“</text:span><text:span text:style-name="T14">elif”</text:span></text:p>
              <text:p text:style-name="P21"><text:span text:style-name="T14">sequence</text:span></text:p>
            </draw:text-box>
          </draw:frame>
          <draw:frame draw:style-name="gr6" draw:text-style-name="P19" draw:layer="layout" svg:width="3.427cm" svg:height="1.673cm" svg:x="24.195cm" svg:y="4.033cm">
            <draw:text-box>
              <text:p text:style-name="P21"><text:span text:style-name="T14">“</text:span><text:span text:style-name="T14">if”</text:span></text:p>
              <text:p text:style-name="P18"><text:span text:style-name="T14">sequence</text:span></text:p>
            </draw:text-box>
          </draw:frame>
          <draw:frame draw:style-name="gr6" draw:text-style-name="P17" draw:layer="layout" svg:width="1.721cm" svg:height="0.878cm" svg:x="20.015cm" svg:y="5.086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1.941cm" svg:height="0.878cm" svg:x="16.94cm" svg:y="6.636cm">
            <draw:text-box>
              <text:p text:style-name="P1"><text:span text:style-name="T15">False</text:span></text:p>
            </draw:text-box>
          </draw:frame>
          <draw:circle draw:style-name="gr3" draw:text-style-name="P14" draw:id="id13" draw:layer="layout" svg:width="0.635cm" svg:height="0.635cm" svg:x="18.745cm" svg:y="12.095cm">
            <text:p text:style-name="P1"/>
          </draw:circle>
          <draw:connector draw:style-name="gr4" draw:text-style-name="P14" draw:layer="layout" draw:type="line" svg:x1="19.062cm" svg:y1="9.79cm" svg:x2="19.062cm" svg:y2="12.095cm" draw:start-shape="id9" draw:start-glue-point="2" draw:end-shape="id13" draw:end-glue-point="0">
            <text:p text:style-name="P1"/>
          </draw:connector>
          <draw:circle draw:style-name="gr3" draw:text-style-name="P14" draw:id="id11" draw:layer="layout" svg:width="0.635cm" svg:height="0.635cm" svg:x="18.745cm" svg:y="15.3cm">
            <text:p text:style-name="P1"/>
          </draw:circle>
          <draw:connector draw:style-name="gr4" draw:text-style-name="P14" draw:layer="layout" draw:type="line" svg:x1="19.062cm" svg:y1="12.73cm" svg:x2="19.062cm" svg:y2="15.3cm" draw:start-shape="id13" draw:start-glue-point="2" draw:end-shape="id11" draw:end-glue-point="0">
            <text:p text:style-name="P1"/>
          </draw:connector>
          <draw:frame draw:style-name="gr6" draw:text-style-name="P17" draw:layer="layout" svg:width="1.721cm" svg:height="0.878cm" svg:x="20.016cm" svg:y="8.571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1.941cm" svg:height="0.878cm" svg:x="16.941cm" svg:y="10.021cm">
            <draw:text-box>
              <text:p text:style-name="P1"><text:span text:style-name="T15">False</text:span></text:p>
            </draw:text-box>
          </draw:frame>
          <draw:frame draw:style-name="gr6" draw:text-style-name="P16" draw:layer="layout" svg:width="4.346cm" svg:height="0.986cm" svg:x="14.275cm" svg:y="8.481cm">
            <draw:text-box>
              <text:p text:style-name="P1"><text:span text:style-name="T14">2</text:span><text:span text:style-name="T18">nd</text:span><text:span text:style-name="T14"> condition</text:span></text:p>
            </draw:text-box>
          </draw:frame>
          <draw:frame draw:style-name="gr6" draw:text-style-name="P22" draw:layer="layout" svg:width="3.427cm" svg:height="1.673cm" svg:x="19.22cm" svg:y="11.604cm">
            <draw:text-box>
              <text:p text:style-name="P21"><text:span text:style-name="T14">“</text:span><text:span text:style-name="T14">else”</text:span></text:p>
              <text:p text:style-name="P21"><text:span text:style-name="T14">sequence</text:span></text:p>
            </draw:text-box>
          </draw:frame>
          <draw:connector draw:style-name="gr4" draw:text-style-name="P14" draw:layer="layout" draw:type="lines" draw:line-skew="7.755cm" svg:x1="26.047cm" svg:y1="6.35cm" svg:x2="19.38cm" svg:y2="15.617cm" draw:start-shape="id12" draw:start-glue-point="2" draw:end-shape="id11" draw:end-glue-point="1">
            <text:p text:style-name="P1"/>
          </draw:connector>
          <draw:connector draw:style-name="gr4" draw:text-style-name="P14" draw:layer="layout" draw:type="line" svg:x1="19.062cm" svg:y1="15.935cm" svg:x2="19.05cm" svg:y2="17.786cm" draw:start-shape="id11" draw:start-glue-point="2">
            <text:p text:style-name="P1"/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 ... elif ... else ...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4">if numFriends &lt;= 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print “Awww, you need some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4">elif numFriends &gt; 30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print “Wow, that's a lot of friends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4">els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4">applesPerFriend = numApples / numFriend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3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3">while</text:span> <text:span text:style-name="T12">condition </text:span><text:span text:style-name="T16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2">statement sequ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6">As with “if”, <text:span text:style-name="T12">condition</text:span> is a <text:span text:style-name="T3">Boolean expression</text:span>:</text:p>
              </text:list-item>
            </text:list>
            <text:list text:style-name="L4">
              <text:list-item>
                <text:list>
                  <text:list-item>
                    <text:p text:style-name="P11">It is evaluated <text:span text:style-name="T3">once</text:span> before entering the loop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nd <text:span text:style-name="T3">re-evaluated</text:span> each time through the loop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Top-of-loop testing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2">Statement sequence</text:span> is run only if <text:span text:style-name="T12">condition</text:span> evaluates to <text:span text:style-name="T5">True</text:span></text:p>
              </text:list-item>
            </text:list>
          </draw:text-box>
        </draw:frame>
        <draw:g>
          <draw:circle draw:style-name="gr3" draw:text-style-name="P14" draw:id="id15" draw:layer="layout" svg:width="0.635cm" svg:height="0.635cm" svg:x="19.825cm" svg:y="2.94cm">
            <text:p text:style-name="P1"/>
          </draw:circle>
          <draw:circle draw:style-name="gr3" draw:text-style-name="P14" draw:id="id14" draw:layer="layout" svg:width="0.635cm" svg:height="0.635cm" svg:x="23.533cm" svg:y="6.13cm">
            <text:p text:style-name="P1"/>
          </draw:circle>
          <draw:connector draw:style-name="gr4" draw:text-style-name="P14" draw:layer="layout" draw:type="curve" svg:x1="24.168cm" svg:y1="6.447cm" svg:x2="20.46cm" svg:y2="3.257cm" draw:start-shape="id14" draw:start-glue-point="1" draw:end-shape="id15" draw:end-glue-point="1">
            <text:p text:style-name="P1"/>
          </draw:connector>
          <draw:connector draw:style-name="gr4" draw:text-style-name="P14" draw:layer="layout" draw:type="curve" svg:x1="20.142cm" svg:y1="3.575cm" svg:x2="23.533cm" svg:y2="6.447cm" draw:start-shape="id15" draw:start-glue-point="2" draw:end-shape="id14" draw:end-glue-point="3">
            <text:p text:style-name="P1"/>
          </draw:connector>
          <draw:connector draw:style-name="gr4" draw:text-style-name="P14" draw:layer="layout" draw:type="line" svg:x1="20.142cm" svg:y1="3.575cm" svg:x2="20.149cm" svg:y2="8.661cm" draw:start-shape="id15" draw:start-glue-point="2">
            <text:p text:style-name="P1"/>
          </draw:connector>
          <draw:connector draw:style-name="gr4" draw:text-style-name="P14" draw:layer="layout" draw:type="line" svg:x1="20.191cm" svg:y1="1.181cm" svg:x2="20.142cm" svg:y2="2.94cm" draw:end-shape="id15" draw:end-glue-point="0">
            <text:p text:style-name="P1"/>
          </draw:connector>
          <draw:frame draw:style-name="gr6" draw:text-style-name="P23" draw:layer="layout" svg:width="3.029cm" svg:height="0.878cm" svg:x="16.48cm" svg:y="2.697cm">
            <draw:text-box>
              <text:p text:style-name="P1"><text:span text:style-name="T19">condition</text:span></text:p>
            </draw:text-box>
          </draw:frame>
          <draw:frame draw:style-name="gr6" draw:text-style-name="P23" draw:layer="layout" svg:width="3.097cm" svg:height="0.878cm" svg:x="22.286cm" svg:y="6.771cm">
            <draw:text-box>
              <text:p text:style-name="P1"><text:span text:style-name="T19">sequence</text:span></text:p>
            </draw:text-box>
          </draw:frame>
          <draw:frame draw:style-name="gr6" draw:text-style-name="P17" draw:layer="layout" svg:width="1.941cm" svg:height="0.878cm" svg:x="17.98cm" svg:y="5.521cm">
            <draw:text-box>
              <text:p text:style-name="P1"><text:span text:style-name="T15">False</text:span></text:p>
            </draw:text-box>
          </draw:frame>
          <draw:frame draw:style-name="gr6" draw:text-style-name="P17" draw:layer="layout" svg:width="1.721cm" svg:height="0.878cm" svg:x="20.326cm" svg:y="4.386cm">
            <draw:text-box>
              <text:p text:style-name="P1"><text:span text:style-name="T15">Tru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<text:span text:style-name="T3">sentinel</text:span> <text:span text:style-name="T3">variable</text:span> controls whether a loop continues: the loop only exits when the sentinel variable has a certain valu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answ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while answer != 4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">answer = input(“Math quiz: 2 + 2 = 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entinel variable is <text:span text:style-name="T20">answ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entinel value is <text:span text:style-name="T20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common form of loop uses a <text:span text:style-name="T3">counter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while counter &lt;= max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">sum = sum +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">counter = counter +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What if we need to <text:span text:style-name="T3">prematurely</text:span> exit this loop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while counter &lt;= max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">if need_to_exit_early(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5"><text:span text:style-name="T6">counter = </text:span><text:span text:style-name="T21">max +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6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Sometimes with a bit of thought we can replace a loop with a single <text:span text:style-name="T3">mathematical eq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“</text:span><text:span text:style-name="T22">Work smarter, not harder”</text:span></text:p>
                  </text:list-item>
                </text:list>
              </text:list-item>
            </text:list>
            <text:list text:style-name="L4">
              <text:list-item>
                <text:p text:style-name="P6">Example: Add the first <text:span text:style-name="T23">n</text:span> integers &gt;0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4">sum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4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4">while counter &lt;= 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4">sum = sum +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4"><text:span text:style-name="T24">counter = counter +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4">print “Sum is %d.” % s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But observe the pattern: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1</text:span> + <text:span text:style-name="T4">2</text:span> + <text:span text:style-name="T4">3</text:span> +<text:tab/><text:tab/><text:tab/><text:tab/>...<text:tab/><text:tab/><text:tab/><text:tab/> <text:s text:c="2"/>+ <text:span text:style-name="T4">(n-2)</text:span> + <text:span text:style-name="T4">(n-1)</text:span> + <text:span text:style-name="T4">n</text:span><text:line-break/><text:line-break/><text:line-break/></text:p>
                  </text:list-item>
                </text:list>
              </text:list-item>
            </text:list>
            <text:list text:style-name="L4">
              <text:list-item>
                <text:p text:style-name="P6">Each pair makes <text:span text:style-name="T20">n+1</text:span>; there are <text:span text:style-name="T4">n/2</text:span> pairs:</text:p>
              </text:list-item>
            </text:list>
            <text:list text:style-name="L4">
              <text:list-item>
                <text:p text:style-name="P6">Closed form solu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5">sum = n * (n+1) /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2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6">(If </text:span><text:span text:style-name="T25">n</text:span><text:span text:style-name="T26"> is type </text:span><text:span text:style-name="T27">int</text:span><text:span text:style-name="T26">, does the </text:span><text:span text:style-name="T25">/</text:span><text:span text:style-name="T26"> cause problems?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polyline draw:style-name="gr7" draw:text-style-name="P14" draw:layer="layout" svg:width="15.867cm" svg:height="18.94cm" draw:transform="rotate (-0.89605203797372) translate (17.3609999999614cm -3.8569999999955cm)" svg:viewBox="0 0 15868 18941" draw:points="0,-14578 1984,-12991 15868,-30346 13884,-31932">
            <text:p text:style-name="P1"/>
          </draw:polyline>
          <draw:polyline draw:style-name="gr7" draw:text-style-name="P14" draw:layer="layout" svg:width="15.072cm" svg:height="12.595cm" draw:transform="rotate (-0.67491882174608) translate (12.6549999999691cm -1.68799999998252cm)" svg:viewBox="0 0 15073 12596" draw:points="0,-7342 1191,-5854 15073,-16965 13881,-18450">
            <text:p text:style-name="P1"/>
          </draw:polyline>
          <draw:polyline draw:style-name="gr7" draw:text-style-name="P14" draw:layer="layout" svg:width="8.527cm" svg:height="10.214cm" draw:transform="rotate (-0.89605203797372) translate (14.9769999999791cm 1.10000000000244cm)" svg:viewBox="0 0 8528 10215" draw:points="0,-12595 991,-11801 8528,-21222 7537,-22016">
            <text:p text:style-name="P1"/>
          </draw:polylin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You can prematurely go to the next iteration of a while loop by using <text:span text:style-name="T3">continu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<text:span text:style-name="T28">contin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Outpu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You can quit a while loop early by using <text:span text:style-name="T3">break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<text:span text:style-name="T2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optional <text:span text:style-name="T3">else</text:span> clause of a while loop is executed when the loop condition is Fals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els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5" draw:text-style-name="P7" draw:layer="layout" svg:width="25.199cm" svg:height="14.472cm" svg:x="1.4cm" svg:y="4.507cm" presentation:class="outline" presentation:user-transformed="true">
          <draw:text-box>
            <text:list text:style-name="L4">
              <text:list-item>
                <text:p text:style-name="P6">If the loop is exited via <text:span text:style-name="T3">break</text:span>, the <text:span text:style-name="T3">else</text:span> clause is not performed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<text:span text:style-name="T2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els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7" draw:id="id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7" text:style-name="P6">Print squares from 1<text:span text:style-name="T29">2</text:span> up to 10<text:span text:style-name="T29">2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8" text:style-name="P9"><text:span text:style-name="T2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9" text:style-name="P9"><text:span text:style-name="T28">while counter &lt;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0" text:style-name="P10"><text:span text:style-name="T28">print counter*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21" text:style-name="P6">What's wrong with this loop?<text:line-break/></text:p>
              </text:list-item>
            </text:list>
            <text:list text:style-name="L4">
              <text:list-item>
                <text:p text:id="id22" text:style-name="P6">Always make sure progress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background" smil:attributeName="visibility" smil:to="visible"/>
                  <anim:transitionFilter smil:dur="0.5s" smil:targetElement="id1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7" draw:id="id2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4" text:style-name="P6">Count from 1 up to 10 by two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 text:style-name="P9"><text:span text:style-name="T28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6" text:style-name="P9"><text:span text:style-name="T28">while counter !=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7"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10"><text:span text:style-name="T2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29" text:style-name="P6">What's wrong with this loop?<text:line-break/>How would you fix it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0" text:style-name="P9"><text:span text:style-name="T28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1" text:style-name="P9"><text:span text:style-name="T28">while counter &lt;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2"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3" text:style-name="P10"><text:span text:style-name="T2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background" smil:attributeName="visibility" smil:to="visible"/>
                  <anim:transitionFilter smil:dur="0.5s" smil:targetElement="id2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7" draw:id="id3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35" text:style-name="P6">Count from 1.1 up to 2.0 in increments of 0.1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6" text:style-name="P9"><text:span text:style-name="T28">counter = 1.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7" text:style-name="P9"><text:span text:style-name="T28">while counter != 2.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8"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39" text:style-name="P10"><text:span text:style-name="T2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40" text:style-name="P6">Seems like it should work, but it might not due to inaccuracies in floating-point arithmetic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1" text:style-name="P9"><text:span text:style-name="T28">counter = 1.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2" text:style-name="P9"><text:span text:style-name="T28">while counter &lt; 2.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3"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4" text:style-name="P10"><text:span text:style-name="T2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background" smil:attributeName="visibility" smil:to="visible"/>
                  <anim:transitionFilter smil:dur="0.5s" smil:targetElement="id3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9">Since many while loops are </text:span><text:span text:style-name="T10">counting</text:span><text:span text:style-name="T9"> loops, the </text:span><text:span text:style-name="T10">for</text:span><text:span text:style-name="T9"> loop is an easy construct that prevents many of these errors</text:span></text:p>
              </text:list-item>
            </text:list>
            <text:list text:style-name="L4">
              <text:list-item>
                <text:p text:style-name="P6"><text:span text:style-name="T3">Syntax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for </text:span><text:span text:style-name="T31">target</text:span><text:span text:style-name="T30"> in </text:span><text:span text:style-name="T31">expression list</text:span><text:span text:style-name="T30"> 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31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Exampl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for counter in (0, 1, 2, 3, 4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30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Outpu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5">0 1 2 3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2">for loops can also take an </text:span><text:span text:style-name="T10">else</text:span><text:span text:style-name="T32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built-in function <text:span text:style-name="T3">range()</text:span> produces a list suitable for use in a for loop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range(10)</text:span><text:span text:style-name="T30"><text:tab/></text:span><text:span text:style-name="T30"><text:tab/></text:span><text:span text:style-name="T30"><text:tab/></text:span><text:span text:style-name="T30">----&gt; [0, 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Note <text:span text:style-name="T3">0-based</text:span>, and doesn't include <text:span text:style-name="T3">end</text:span> of ran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pecify <text:span text:style-name="T3">starting</text:span> valu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range(1, 10)</text:span><text:span text:style-name="T30"><text:tab/></text:span><text:span text:style-name="T30"><text:tab/></text:span><text:span text:style-name="T30"><text:tab/></text:span><text:span text:style-name="T30">----&gt; [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pecify <text:span text:style-name="T3">increment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range(10, 0, -2)</text:span><text:span text:style-name="T30"><text:tab/></text:span><text:span text:style-name="T30"><text:tab/></text:span><text:span text:style-name="T30">----&gt; [10, 8, 6, 4, 2]</text:span><text:span text:style-name="T30"><text:line-break/></text:span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3">Technically, range() returns a </text:span><text:span text:style-name="T34">list</text:span><text:span text:style-name="T33"> (mutable), rather than a </text:span><text:span text:style-name="T34">tuple</text:span><text:span text:style-name="T33"> (immutable). <text:s/>We'll learn about lists and mutability later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Print squares from 1<text:span text:style-name="T29">2</text:span> up to 10<text:span text:style-name="T29">2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28">for counter in range(1, 11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8">print counter *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for loops can iterate over other <text:span text:style-name="T3">lis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0">for appleVariety in (“Fuji”, “Braeburn”, “Gala”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30">print “I like”, appleVariety, “apples!”</text:span><text:span text:style-name="T30"><text:line-break/></text:span><text:span text:style-name="T30"><text:line-break/></text:span><text:span text:style-name="T3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9">Technically, the for loop uses an </text:span><text:span text:style-name="T10">iterator</text:span><text:span text:style-name="T9"> to get the next item to loop over. <text:s/>Iterators are beyond the scope of CMPT140/145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2.6-3.1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">Formatted output</text:span></text:p>
              </text:list-item>
            </text:list>
            <text:list text:style-name="L4">
              <text:list-item>
                <text:p text:style-name="P6"><text:span text:style-name="T3">abs(), +=, string.capitalize()</text:span></text:p>
              </text:list-item>
            </text:list>
            <text:list text:style-name="L4">
              <text:list-item>
                <text:p text:style-name="P6"><text:span text:style-name="T3">Qualified import</text:span></text:p>
              </text:list-item>
            </text:list>
            <text:list text:style-name="L4">
              <text:list-item>
                <text:p text:style-name="P6"><text:span text:style-name="T3">Selection: if, if..else.., if..elif..else</text:span></text:p>
              </text:list-item>
            </text:list>
            <text:list text:style-name="L4">
              <text:list-item>
                <text:p text:style-name="P6"><text:span text:style-name="T3">Loops: while</text:span></text:p>
              </text:list-item>
            </text:list>
            <text:list text:style-name="L4">
              <text:list-item>
                <text:p text:style-name="P6"><text:span text:style-name="T3">Sentinel</text:span> variables</text:p>
              </text:list-item>
            </text:list>
            <text:list text:style-name="L4">
              <text:list-item>
                <text:p text:style-name="P6">Loop <text:span text:style-name="T3">counters</text:span></text:p>
              </text:list-item>
            </text:list>
            <text:list text:style-name="L4">
              <text:list-item>
                <text:p text:style-name="P6">Using mathematical <text:span text:style-name="T3">closed forms</text:span> instead of loops</text:p>
              </text:list-item>
            </text:list>
            <text:list text:style-name="L4">
              <text:list-item>
                <text:p text:style-name="P6">For loop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35">Lab01</text:span><text:span text:style-name="T26"> due by midnight tonigh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5">myCourses</text:span><text:span text:style-name="T26"> electronic turn-in should be wor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26">If it doesn't work, just </text:span><text:span text:style-name="T35">email</text:span><text:span text:style-name="T26"> your lab to me as an attachmen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5">HW02</text:span><text:span text:style-name="T26"> due Fri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5">2.14</text:span><text:span text:style-name="T26"> # </text:span><text:span text:style-name="T35">7</text:span><text:span text:style-name="T26"> (interpret it in Python), </text:span><text:span text:style-name="T35">11</text:span><text:span text:style-name="T26">, </text:span><text:span text:style-name="T35">13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5">Lab02 </text:span><text:span text:style-name="T36">due next Wed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Sean Ho</meta:initial-creator>
    <meta:creation-date>2006-09-15T16:58:11</meta:creation-date>
    <dc:creator>Sean Ho</dc:creator>
    <dc:date>2007-09-19T15:58:05</dc:date>
    <dc:language>en-US</dc:language>
    <meta:editing-cycles>16</meta:editing-cycles>
    <meta:editing-duration>PT8H59M59S</meta:editing-duration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